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4cm" fo:min-width="6.37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58cm" fo:min-width="6.37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74cm" fo:min-width="6.37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45cm" fo:min-width="6.3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cm" fo:min-width="6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cm" fo:min-width="6.3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6.37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374cm"/>
    </style:style>
    <style:style style:name="gr9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text-properties fo:font-size="20pt" style:font-size-asian="33.4000015258789pt" style:font-size-complex="20pt"/>
    </style:style>
    <style:style style:name="P2" style:family="paragraph">
      <style:text-properties fo:font-size="33.4000015258789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5.096cm" svg:height="2.29cm" svg:x="34.533cm" svg:y="25cm">
          <draw:text-box>
            <text:p text:style-name="P1"><text:span text:style-name="T1">印欧祖語</text:span></text:p>
          </draw:text-box>
        </draw:frame>
        <draw:frame draw:style-name="gr1" draw:text-style-name="P1" draw:layer="layout" svg:width="7.28cm" svg:height="2.29cm" svg:x="38.26cm" svg:y="3.333cm">
          <draw:text-box>
            <text:p text:style-name="P1"><text:span text:style-name="T1">アルバニア語派</text:span></text:p>
          </draw:text-box>
        </draw:frame>
        <draw:frame draw:style-name="gr1" draw:text-style-name="P1" draw:layer="layout" svg:width="7.28cm" svg:height="2.29cm" svg:x="44.543cm" svg:y="3.333cm">
          <draw:text-box>
            <text:p text:style-name="P1"><text:span text:style-name="T1">アルバニア語</text:span></text:p>
          </draw:text-box>
        </draw:frame>
        <draw:frame draw:style-name="gr1" draw:text-style-name="P1" draw:layer="layout" svg:width="7.28cm" svg:height="2.29cm" svg:x="38.39cm" svg:y="6.166cm">
          <draw:text-box>
            <text:p text:style-name="P1"><text:span text:style-name="T1">アルメニア語派</text:span></text:p>
          </draw:text-box>
        </draw:frame>
        <draw:frame draw:style-name="gr1" draw:text-style-name="P1" draw:layer="layout" svg:width="7.28cm" svg:height="2.29cm" svg:x="44.933cm" svg:y="6.166cm">
          <draw:text-box>
            <text:p text:style-name="P1"><text:span text:style-name="T1">アルメニア語</text:span></text:p>
          </draw:text-box>
        </draw:frame>
        <draw:frame draw:style-name="gr1" draw:text-style-name="P2" draw:layer="layout" svg:width="9.62cm" svg:height="2.29cm" svg:x="38.563cm" svg:y="18cm">
          <draw:text-box>
            <text:p text:style-name="P2"><text:span text:style-name="T1">バルト</text:span><text:span text:style-name="T1">=</text:span><text:span text:style-name="T1">スラブ語派</text:span></text:p>
          </draw:text-box>
        </draw:frame>
        <draw:frame draw:style-name="gr1" draw:text-style-name="P1" draw:layer="layout" svg:width="5.33cm" svg:height="2.29cm" svg:x="44.283cm" svg:y="20.71cm">
          <draw:text-box>
            <text:p text:style-name="P1"><text:span text:style-name="T1">スラブ語群</text:span></text:p>
          </draw:text-box>
        </draw:frame>
        <draw:frame draw:style-name="gr1" draw:text-style-name="P1" draw:layer="layout" svg:width="5.33cm" svg:height="2.29cm" svg:x="44.283cm" svg:y="14.71cm">
          <draw:text-box>
            <text:p text:style-name="P1"><text:span text:style-name="T1">バルト語群</text:span></text:p>
          </draw:text-box>
        </draw:frame>
        <draw:frame draw:style-name="gr2" draw:text-style-name="P1" draw:layer="layout" svg:width="7.28cm" svg:height="4.908cm" svg:x="47.273cm" svg:y="9cm">
          <draw:text-box>
            <text:p text:style-name="P1"><text:span text:style-name="T1">古プロイセン語</text:span></text:p>
            <text:p text:style-name="P1"><text:span text:style-name="T1">リトアニア語</text:span></text:p>
            <text:p text:style-name="P1"><text:span text:style-name="T1">ラトビア語</text:span></text:p>
          </draw:text-box>
        </draw:frame>
        <draw:frame draw:style-name="gr1" draw:text-style-name="P1" draw:layer="layout" svg:width="6.37cm" svg:height="2.29cm" svg:x="48.963cm" svg:y="18.043cm">
          <draw:text-box>
            <text:p text:style-name="P1"><text:span text:style-name="T1">西スラブ語群</text:span></text:p>
          </draw:text-box>
        </draw:frame>
        <draw:frame draw:style-name="gr1" draw:text-style-name="P1" draw:layer="layout" svg:width="6.37cm" svg:height="2.29cm" svg:x="48.573cm" svg:y="23.666cm">
          <draw:text-box>
            <text:p text:style-name="P1"><text:span text:style-name="T1">南スラブ語群</text:span></text:p>
          </draw:text-box>
        </draw:frame>
        <draw:frame draw:style-name="gr1" draw:text-style-name="P1" draw:layer="layout" svg:width="6.37cm" svg:height="2.29cm" svg:x="49.223cm" svg:y="30.11cm">
          <draw:text-box>
            <text:p text:style-name="P1"><text:span text:style-name="T1">東スラブ語群</text:span></text:p>
          </draw:text-box>
        </draw:frame>
        <draw:frame draw:style-name="gr3" draw:text-style-name="P1" draw:layer="layout" svg:width="6.37cm" svg:height="5.924cm" svg:x="55.333cm" svg:y="11.876cm">
          <draw:text-box>
            <text:p text:style-name="P1"><text:span text:style-name="T1">スロバキア語</text:span></text:p>
            <text:p text:style-name="P1"><text:span text:style-name="T1">チェコ語</text:span></text:p>
            <text:p text:style-name="P1"><text:span text:style-name="T1">ポーランド語</text:span></text:p>
            <text:p text:style-name="P1"><text:span text:style-name="T1">ウェンド語</text:span></text:p>
            <text:p text:style-name="P1"><text:span text:style-name="T1">セルビア語</text:span></text:p>
            <text:p text:style-name="P1"><text:span text:style-name="T1">ソルプ語</text:span></text:p>
          </draw:text-box>
        </draw:frame>
        <draw:frame draw:style-name="gr4" draw:text-style-name="P1" draw:layer="layout" svg:width="10.14cm" svg:height="7.095cm" svg:x="55.333cm" svg:y="20.705cm">
          <draw:text-box>
            <text:p text:style-name="P1"><text:span text:style-name="T1">古教会スラブ語</text:span></text:p>
            <text:p text:style-name="P1"><text:span text:style-name="T1">セルボ・クロアチア語</text:span></text:p>
            <text:p text:style-name="P1"><text:span text:style-name="T1">チェコ語</text:span></text:p>
            <text:p text:style-name="P1"><text:span text:style-name="T1">ポーランド語</text:span></text:p>
            <text:p text:style-name="P1"><text:span text:style-name="T1">ウェンド語</text:span></text:p>
            <text:p text:style-name="P1"><text:span text:style-name="T1">セルビア語</text:span></text:p>
            <text:p text:style-name="P1"><text:span text:style-name="T1">ソルプ語</text:span></text:p>
          </draw:text-box>
        </draw:frame>
        <draw:frame draw:style-name="gr2" draw:text-style-name="P1" draw:layer="layout" svg:width="6.37cm" svg:height="4.908cm" svg:x="55.853cm" svg:y="30.11cm">
          <draw:text-box>
            <text:p text:style-name="P1"><text:span text:style-name="T1">ベラルーシ語</text:span></text:p>
            <text:p text:style-name="P1"><text:span text:style-name="T1">ロシア語</text:span></text:p>
            <text:p text:style-name="P1"><text:span text:style-name="T1">ウクライナ語</text:span></text:p>
          </draw:text-box>
        </draw:frame>
        <draw:frame draw:style-name="gr1" draw:text-style-name="P2" draw:layer="layout" svg:width="9.62cm" svg:height="2.29cm" svg:x="39.43cm" svg:y="38.4cm">
          <draw:text-box>
            <text:p text:style-name="P2"><text:span text:style-name="T1">インド</text:span><text:span text:style-name="T1">=</text:span><text:span text:style-name="T1">イラン語派</text:span></text:p>
          </draw:text-box>
        </draw:frame>
        <draw:frame draw:style-name="gr5" draw:text-style-name="P1" draw:layer="layout" svg:width="6.37cm" svg:height="1.39cm" svg:x="46.883cm" svg:y="36.81cm">
          <draw:text-box>
            <text:p text:style-name="P1"><text:span text:style-name="T1">インド語群</text:span></text:p>
          </draw:text-box>
        </draw:frame>
        <draw:frame draw:style-name="gr5" draw:text-style-name="P1" draw:layer="layout" svg:width="8.58cm" svg:height="1.39cm" svg:x="52.343cm" svg:y="36.81cm">
          <draw:text-box>
            <text:p text:style-name="P1"><text:span text:style-name="T1">サンスクリット語</text:span></text:p>
          </draw:text-box>
        </draw:frame>
        <draw:frame draw:style-name="gr5" draw:text-style-name="P1" draw:layer="layout" svg:width="6.37cm" svg:height="1.39cm" svg:x="47.966cm" svg:y="42.41cm">
          <draw:text-box>
            <text:p text:style-name="P1"><text:span text:style-name="T1">イラン語群</text:span></text:p>
          </draw:text-box>
        </draw:frame>
        <draw:frame draw:style-name="gr6" draw:text-style-name="P1" draw:layer="layout" svg:width="7.54cm" svg:height="7.435cm" svg:x="59.743cm" svg:y="33.51cm">
          <draw:text-box>
            <text:p text:style-name="P1"><text:span text:style-name="T1">ヒンディー語</text:span></text:p>
            <text:p text:style-name="P1"><text:span text:style-name="T1">ベンガル語</text:span></text:p>
            <text:p text:style-name="P1"><text:span text:style-name="T1">ウルドゥー語</text:span></text:p>
            <text:p text:style-name="P1"><text:span text:style-name="T1">マラーティー語</text:span></text:p>
            <text:p text:style-name="P1"><text:span text:style-name="T1">ロマニー語</text:span></text:p>
            <text:p text:style-name="P1"><text:span text:style-name="T1">パンジャブ語</text:span></text:p>
            <text:p text:style-name="P1"><text:span text:style-name="T1">グジャラート語</text:span></text:p>
            <text:p text:style-name="P1"><text:span text:style-name="T1">シンハラ語</text:span></text:p>
          </draw:text-box>
        </draw:frame>
        <draw:frame draw:style-name="gr5" draw:text-style-name="P1" draw:layer="layout" svg:width="8.58cm" svg:height="5.639cm" svg:x="52.343cm" svg:y="44.11cm">
          <draw:text-box>
            <text:p text:style-name="P1"><text:span text:style-name="T1">アヴェスター語</text:span></text:p>
            <text:p text:style-name="P1"><text:span text:style-name="T1">古ペルシャ語</text:span></text:p>
            <text:p text:style-name="P1"><text:span text:style-name="T1">バルーチー語</text:span></text:p>
            <text:p text:style-name="P1"><text:span text:style-name="T1">クルド語</text:span></text:p>
            <text:p text:style-name="P1"><text:span text:style-name="T1">パシュトー語</text:span></text:p>
            <text:p text:style-name="P1"><text:span text:style-name="T1">オセット語</text:span></text:p>
          </draw:text-box>
        </draw:frame>
        <draw:frame draw:style-name="gr5" draw:text-style-name="P1" draw:layer="layout" svg:width="6.37cm" svg:height="1.39cm" svg:x="60.403cm" svg:y="45.01cm">
          <draw:text-box>
            <text:p text:style-name="P1"><text:span text:style-name="T1">ペルシャ語</text:span></text:p>
          </draw:text-box>
        </draw:frame>
        <draw:frame draw:style-name="gr7" draw:text-style-name="P1" draw:layer="layout" svg:width="5.313cm" svg:height="1.2cm" svg:x="28.753cm" svg:y="11.8cm">
          <draw:text-box>
            <text:p text:style-name="P1"><text:span text:style-name="T1">ゲルマン語派</text:span></text:p>
          </draw:text-box>
        </draw:frame>
        <draw:frame draw:style-name="gr7" draw:text-style-name="P1" draw:layer="layout" svg:width="6.5cm" svg:height="1.2cm" svg:x="25.366cm" svg:y="5cm">
          <draw:text-box>
            <text:p text:style-name="P1"><text:span text:style-name="T1">西ゲルマン語群</text:span></text:p>
          </draw:text-box>
        </draw:frame>
        <draw:frame draw:style-name="gr8" draw:text-style-name="P1" draw:layer="layout" svg:width="7.583cm" svg:height="1.149cm" svg:x="20.058cm" svg:y="2.3cm">
          <draw:text-box>
            <text:p text:style-name="P1"><text:span text:style-name="T1">高地ゲルマン語群</text:span></text:p>
          </draw:text-box>
        </draw:frame>
        <draw:frame draw:style-name="gr7" draw:text-style-name="P1" draw:layer="layout" svg:width="6.175cm" svg:height="1.2cm" svg:x="13.775cm" svg:y="2.2cm">
          <draw:text-box>
            <text:p text:style-name="P1"><text:span text:style-name="T1">古高地ドイツ語</text:span></text:p>
          </draw:text-box>
        </draw:frame>
        <draw:frame draw:style-name="gr7" draw:text-style-name="P1" draw:layer="layout" svg:width="6.175cm" svg:height="2.047cm" svg:x="7.383cm" svg:y="1.7cm">
          <draw:text-box>
            <text:p text:style-name="P1"><text:span text:style-name="T1">高地ドイツ語</text:span></text:p>
            <text:p text:style-name="P1"><text:span text:style-name="T1">イディッシュ語</text:span></text:p>
          </draw:text-box>
        </draw:frame>
        <draw:frame draw:style-name="gr7" draw:text-style-name="P1" draw:layer="layout" svg:width="8.017cm" svg:height="1.2cm" svg:x="20.166cm" svg:y="6.7cm">
          <draw:text-box>
            <text:p text:style-name="P1"><text:span text:style-name="T1">低地ゲルマン語群</text:span></text:p>
          </draw:text-box>
        </draw:frame>
        <draw:frame draw:style-name="gr7" draw:text-style-name="P1" draw:layer="layout" svg:width="8.017cm" svg:height="1.2cm" svg:x="13.991cm" svg:y="4.1cm">
          <draw:text-box>
            <text:p text:style-name="P1"><text:span text:style-name="T1">古サクソン語</text:span></text:p>
          </draw:text-box>
        </draw:frame>
        <draw:frame draw:style-name="gr7" draw:text-style-name="P1" draw:layer="layout" svg:width="5.417cm" svg:height="1.2cm" svg:x="7.491cm" svg:y="4.1cm">
          <draw:text-box>
            <text:p text:style-name="P1"><text:span text:style-name="T1">低地ドイツ語</text:span></text:p>
          </draw:text-box>
        </draw:frame>
        <draw:frame draw:style-name="gr7" draw:text-style-name="P1" draw:layer="layout" svg:width="8.992cm" svg:height="1.2cm" svg:x="12.041cm" svg:y="6.7cm">
          <draw:text-box>
            <text:p text:style-name="P1"><text:span text:style-name="T1">古低地フランコニア語</text:span></text:p>
          </draw:text-box>
        </draw:frame>
        <draw:frame draw:style-name="gr7" draw:text-style-name="P1" draw:layer="layout" svg:width="5.417cm" svg:height="1.2cm" svg:x="7.058cm" svg:y="6.7cm">
          <draw:text-box>
            <text:p text:style-name="P1"><text:span text:style-name="T1">中オランダ語</text:span></text:p>
          </draw:text-box>
        </draw:frame>
        <draw:frame draw:style-name="gr7" draw:text-style-name="P1" draw:layer="layout" svg:width="5.417cm" svg:height="3.843cm" svg:x="1.725cm" svg:y="5.7cm">
          <draw:text-box>
            <text:p text:style-name="P1"><text:span text:style-name="T1">オランダ語</text:span></text:p>
            <text:p text:style-name="P1"><text:span text:style-name="T1">フラマン語</text:span></text:p>
            <text:p text:style-name="P1"><text:span text:style-name="T1">アフリカーンス語</text:span></text:p>
          </draw:text-box>
        </draw:frame>
        <draw:frame draw:style-name="gr7" draw:text-style-name="P1" draw:layer="layout" svg:width="5.133cm" svg:height="2.047cm" svg:x="16.067cm" svg:y="8.6cm">
          <draw:text-box>
            <text:p text:style-name="P1"><text:span text:style-name="T1">アングロ・</text:span></text:p>
            <text:p text:style-name="P1"><text:span text:style-name="T1">フリジア語群</text:span></text:p>
          </draw:text-box>
        </draw:frame>
        <draw:frame draw:style-name="gr7" draw:text-style-name="P1" draw:layer="layout" svg:width="5.417cm" svg:height="1.2cm" svg:x="10.059cm" svg:y="9.7cm">
          <draw:text-box>
            <text:p text:style-name="P1"><text:span text:style-name="T1">古フリジア語</text:span></text:p>
          </draw:text-box>
        </draw:frame>
        <draw:frame draw:style-name="gr7" draw:text-style-name="P1" draw:layer="layout" svg:width="5.417cm" svg:height="1.2cm" svg:x="4.56cm" svg:y="9.6cm">
          <draw:text-box>
            <text:p text:style-name="P1"><text:span text:style-name="T1">フリジア語</text:span></text:p>
          </draw:text-box>
        </draw:frame>
        <draw:frame draw:style-name="gr7" draw:text-style-name="P1" draw:layer="layout" svg:width="5.417cm" svg:height="1.2cm" svg:x="10.06cm" svg:y="11.5cm">
          <draw:text-box>
            <text:p text:style-name="P1"><text:span text:style-name="T1">古英語</text:span></text:p>
          </draw:text-box>
        </draw:frame>
        <draw:frame draw:style-name="gr7" draw:text-style-name="P1" draw:layer="layout" svg:width="3.339cm" svg:height="1.2cm" svg:x="7.261cm" svg:y="11.5cm">
          <draw:text-box>
            <text:p text:style-name="P1"><text:span text:style-name="T1">中英語</text:span></text:p>
          </draw:text-box>
        </draw:frame>
        <draw:frame draw:style-name="gr7" draw:text-style-name="P1" draw:layer="layout" svg:width="3.339cm" svg:height="1.2cm" svg:x="4.362cm" svg:y="11.5cm">
          <draw:text-box>
            <text:p text:style-name="P1"><text:span text:style-name="T1">近代英語</text:span></text:p>
          </draw:text-box>
        </draw:frame>
        <draw:frame draw:style-name="gr7" draw:text-style-name="P1" draw:layer="layout" svg:width="3.339cm" svg:height="1.2cm" svg:x="1.162cm" svg:y="11.5cm">
          <draw:text-box>
            <text:p text:style-name="P1"><text:span text:style-name="T1">現代英語</text:span></text:p>
          </draw:text-box>
        </draw:frame>
        <draw:frame draw:style-name="gr7" draw:text-style-name="P1" draw:layer="layout" svg:width="6.146cm" svg:height="1.2cm" svg:x="25.854cm" svg:y="15.4cm">
          <draw:text-box>
            <text:p text:style-name="P1"><text:span text:style-name="T1">北ゲルマン語群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VL ゴシック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186cm" fo:text-indent="0cm"/>
      <style:text-properties style:use-window-font-color="true" style:text-outline="false" style:text-line-through-style="none" fo:font-family="'Liberation Sans'" style:font-family-generic="roman" style:font-pitch="variable" fo:font-size="76.0999984741211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951cm" fo:text-indent="0cm"/>
      <style:text-properties fo:font-size="66.5999984741211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713cm" fo:text-indent="0cm"/>
      <style:text-properties fo:font-size="57.0999984741211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474cm" fo:text-indent="0cm"/>
      <style:text-properties fo:font-size="47.5999984741211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236cm" fo:text-indent="0cm"/>
      <style:text-properties fo:font-size="47.5999984741211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236cm" fo:text-indent="0cm"/>
      <style:text-properties fo:font-size="47.5999984741211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236cm" fo:text-indent="0cm"/>
      <style:text-properties fo:font-size="47.5999984741211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236cm" fo:text-indent="0cm"/>
      <style:text-properties fo:font-size="47.5999984741211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236cm" fo:text-indent="0cm"/>
      <style:text-properties fo:font-size="47.5999984741211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104.800003051758pt" fo:font-style="normal" fo:text-shadow="none" style:text-underline-style="none" fo:font-weight="normal" style:letter-kerning="true" style:font-family-asian="'VL ゴシック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5cm" fo:page-height="5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922cm" svg:x="1cm" svg:y="2.811cm"/>
      <draw:page-thumbnail draw:layer="backgroundobjects" svg:width="8.999cm" svg:height="6.922cm" svg:x="1cm" svg:y="11.387cm"/>
      <draw:page-thumbnail draw:layer="backgroundobjects" svg:width="8.999cm" svg:height="6.922cm" svg:x="1cm" svg:y="19.963cm"/>
      <draw:page-thumbnail draw:layer="backgroundobjects" svg:width="8.999cm" svg:height="6.922cm" svg:x="11cm" svg:y="2.811cm"/>
      <draw:page-thumbnail draw:layer="backgroundobjects" svg:width="8.999cm" svg:height="6.922cm" svg:x="11cm" svg:y="11.387cm"/>
      <draw:page-thumbnail draw:layer="backgroundobjects" svg:width="8.999cm" svg:height="6.922cm" svg:x="11cm" svg:y="19.963cm"/>
    </style:handout-master>
    <style:master-page style:name="標準" style:page-layout-name="PM1" draw:style-name="Mdp1">
      <draw:frame presentation:style-name="標準-title" draw:layer="backgroundobjects" svg:width="58.498cm" svg:height="8.348cm" svg:x="3.25cm" svg:y="1.991cm" presentation:class="title" presentation:placeholder="true">
        <draw:text-box/>
      </draw:frame>
      <draw:frame presentation:style-name="標準-outline1" draw:layer="backgroundobjects" svg:width="57.198cm" svg:height="28.998cm" svg:x="3.25cm" svg:y="11.7cm" presentation:class="outline" presentation:placeholder="true">
        <draw:text-box/>
      </draw:frame>
      <draw:frame presentation:style-name="Mpr1" draw:text-style-name="MP1" draw:layer="backgroundobjects" svg:width="15.143cm" svg:height="3.448cm" svg:x="3.25cm" svg:y="45.55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20.603cm" svg:height="3.448cm" svg:x="22.23cm" svg:y="45.55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15.143cm" svg:height="3.448cm" svg:x="46.605cm" svg:y="45.55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iroaki_suzuki </meta:initial-creator>
    <meta:creation-date>2015-01-19T20:17:57</meta:creation-date>
    <dc:date>2015-01-19T20:59:22</dc:date>
    <dc:creator>hiroaki_suzuki </dc:creator>
    <meta:editing-duration>PT39M46S</meta:editing-duration>
    <meta:editing-cycles>12</meta:editing-cycles>
    <meta:generator>LibreOffice/3.5$Linux_X86_64 LibreOffice_project/350m1$Build-2</meta:generator>
    <meta:document-statistic meta:object-count="64"/>
  </office:meta>
</office:document-meta>
</file>